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Standard Symbols L"/>
    </style:style>
    <style:style style:name="T4" style:family="text">
      <style:text-properties style:text-position="sub 58%"/>
    </style:style>
    <style:style style:name="T5" style:family="text">
      <style:text-properties officeooo:rsid="00180330"/>
    </style:style>
    <style:style style:name="T6" style:family="text">
      <style:text-properties officeooo:rsid="0019d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1489153486610822567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628757161130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95628456670837" text:continue-numbering="true" text:style-name="L1">
        <text:list-item>
          <text:p text:style-name="P3">You are pull<text:span text:style-name="T5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5628052584718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5627897370412" text:continue-numbering="true" text:style-name="L1">
        <text:list-item>
          <text:p text:style-name="P3">A 5 kg box is sliding across the floor with a velocity of 4 m/s. <text:s/><text:span text:style-name="T3">m</text:span><text:span text:style-name="T4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5628708635285" text:continue-numbering="true" text:style-name="L1">
        <text:list-item>
          <text:p text:style-name="P3"><text:soft-page-break/>A 700 kg car is coasting down a 45<text:span text:style-name="T2">°</text:span> slope. <text:s text:c="2"/>Its acceleration is 2.5 m/s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95628733630390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95628085583729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95628597270308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95628009329918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628976677734" text:continue-numbering="true" text:style-name="L1">
        <text:list-item>
          <text:p text:style-name="P3">You place an object, of mass m on a tabletop. <text:s/>The table is then tilted to an angle of <text:span text:style-name="T3">q</text:span>, where the object just overcomes friction and begins to slide. <text:s/>Prove that <text:span text:style-name="T3">m</text:span><text:span text:style-name="T4">s</text:span> = tan (<text:span text:style-name="T3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95627846405981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6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628254665605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95629161100017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95628963764068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1-12T09:56:26.965734860" text:date-adjust="PT24H00M00S">11/13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15S</meta:editing-duration>
    <meta:editing-cycles>6</meta:editing-cycles>
    <meta:generator>LibreOffice/4.3.7.2$Linux_X86_64 LibreOffice_project/430$Build-2</meta:generator>
    <dc:date>2015-11-12T09:56:26.897287082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